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ali" style:master-page-name="MP0" style:family="paragraph">
      <style:paragraph-properties fo:break-before="page"/>
      <style:text-properties fo:language="en" fo:country="US"/>
    </style:style>
    <style:style style:name="P2" style:parent-style-name="Normaali" style:family="paragraph">
      <style:text-properties fo:language="en" fo:country="US"/>
    </style:style>
    <style:style style:name="P3" style:parent-style-name="Normaali" style:family="paragraph">
      <style:text-properties fo:language="en" fo:country="US"/>
    </style:style>
    <style:style style:name="P4" style:parent-style-name="Normaali" style:family="paragraph">
      <style:text-properties fo:language="en" fo:country="US"/>
    </style:style>
    <style:style style:name="P5" style:parent-style-name="Normaali" style:family="paragraph">
      <style:text-properties fo:language="en" fo:country="US"/>
    </style:style>
    <style:style style:name="P6" style:parent-style-name="Normaali" style:family="paragraph">
      <style:text-properties fo:language="en" fo:country="US"/>
    </style:style>
    <style:style style:name="P7" style:parent-style-name="Normaali" style:family="paragraph">
      <style:text-properties fo:language="en" fo:country="US"/>
    </style:style>
    <style:style style:name="P8" style:parent-style-name="Normaali" style:family="paragraph">
      <style:text-properties fo:language="en" fo:country="US"/>
    </style:style>
    <style:style style:name="P9" style:parent-style-name="Normaali" style:family="paragraph">
      <style:text-properties fo:language="en" fo:country="US"/>
    </style:style>
    <style:style style:name="P10" style:parent-style-name="Normaali" style:family="paragraph">
      <style:text-properties fo:language="en" fo:country="US"/>
    </style:style>
    <style:style style:name="P11" style:parent-style-name="Normaali" style:family="paragraph">
      <style:text-properties fo:language="en" fo:country="US"/>
    </style:style>
    <style:style style:name="P12" style:parent-style-name="Normaali" style:family="paragraph">
      <style:text-properties fo:language="en" fo:country="US"/>
    </style:style>
    <style:style style:name="P13" style:parent-style-name="Normaali" style:family="paragraph">
      <style:text-properties fo:language="en" fo:country="US"/>
    </style:style>
    <style:style style:name="P14" style:parent-style-name="Normaali" style:family="paragraph">
      <style:text-properties fo:language="en" fo:country="US"/>
    </style:style>
    <style:style style:name="P15" style:parent-style-name="Normaali" style:family="paragraph">
      <style:text-properties fo:language="en" fo:country="US"/>
    </style:style>
    <style:style style:name="P16" style:parent-style-name="Normaali" style:family="paragraph">
      <style:text-properties fo:language="en" fo:country="US"/>
    </style:style>
    <style:style style:name="P17" style:parent-style-name="Normaali" style:family="paragraph">
      <style:text-properties fo:language="en" fo:country="US"/>
    </style:style>
    <style:style style:name="P18" style:parent-style-name="Normaali" style:family="paragraph">
      <style:text-properties fo:language="en" fo:country="US"/>
    </style:style>
    <style:style style:name="P19" style:parent-style-name="Normaali" style:family="paragraph">
      <style:text-properties fo:language="en" fo:country="US"/>
    </style:style>
    <style:style style:name="P20" style:parent-style-name="Normaali" style:family="paragraph">
      <style:text-properties fo:language="en" fo:country="US"/>
    </style:style>
    <style:style style:name="P21" style:parent-style-name="Normaali" style:family="paragraph">
      <style:text-properties fo:language="en" fo:country="US"/>
    </style:style>
    <style:style style:name="P22" style:parent-style-name="Normaali" style:family="paragraph">
      <style:text-properties fo:language="en" fo:country="US"/>
    </style:style>
    <style:style style:name="P23" style:parent-style-name="Normaali" style:family="paragraph">
      <style:text-properties fo:language="en" fo:country="US"/>
    </style:style>
    <style:style style:name="P24" style:parent-style-name="Normaali" style:family="paragraph">
      <style:text-properties fo:language="en" fo:country="US"/>
    </style:style>
    <style:style style:name="P25" style:parent-style-name="Normaali" style:family="paragraph">
      <style:text-properties fo:language="en" fo:country="US"/>
    </style:style>
    <style:style style:name="P26" style:parent-style-name="Normaali" style:family="paragraph">
      <style:text-properties fo:language="en" fo:country="US"/>
    </style:style>
    <style:style style:name="P27" style:parent-style-name="Normaali" style:family="paragraph">
      <style:text-properties fo:language="en" fo:country="US"/>
    </style:style>
    <style:style style:name="P28" style:parent-style-name="Normaali" style:family="paragraph">
      <style:text-properties fo:language="en" fo:country="US"/>
    </style:style>
    <style:style style:name="P29" style:parent-style-name="Normaali" style:family="paragraph">
      <style:text-properties fo:language="en" fo:country="US"/>
    </style:style>
    <style:style style:name="P30" style:parent-style-name="Normaali" style:family="paragraph">
      <style:text-properties fo:language="en" fo:country="US"/>
    </style:style>
    <style:style style:name="P31" style:parent-style-name="Normaali" style:family="paragraph">
      <style:text-properties fo:language="en" fo:country="US"/>
    </style:style>
    <style:style style:name="P32" style:parent-style-name="Normaali" style:family="paragraph">
      <style:text-properties fo:language="en" fo:country="US"/>
    </style:style>
    <style:style style:name="P33" style:parent-style-name="Normaali" style:family="paragraph">
      <style:text-properties fo:language="en" fo:country="US"/>
    </style:style>
    <style:style style:name="P34" style:parent-style-name="Normaali" style:family="paragraph">
      <style:text-properties fo:language="en" fo:country="US"/>
    </style:style>
    <style:style style:name="P35" style:parent-style-name="Normaali" style:family="paragraph">
      <style:text-properties fo:language="en" fo:country="US"/>
    </style:style>
    <style:style style:name="P36" style:parent-style-name="Normaali" style:family="paragraph">
      <style:text-properties fo:language="en" fo:country="US"/>
    </style:style>
    <style:style style:name="P37" style:parent-style-name="Normaali" style:family="paragraph">
      <style:text-properties fo:language="en" fo:country="US"/>
    </style:style>
    <style:style style:name="P38" style:parent-style-name="Normaali" style:family="paragraph">
      <style:text-properties fo:language="en" fo:country="US"/>
    </style:style>
    <style:style style:name="P39" style:parent-style-name="Normaali" style:family="paragraph">
      <style:text-properties fo:language="en" fo:country="US"/>
    </style:style>
    <style:style style:name="P40" style:parent-style-name="Normaali" style:family="paragraph">
      <style:text-properties fo:language="en" fo:country="US"/>
    </style:style>
    <style:style style:name="P41" style:parent-style-name="Normaali" style:family="paragraph">
      <style:text-properties fo:language="en" fo:country="US"/>
    </style:style>
    <style:style style:name="P42" style:parent-style-name="Normaali" style:family="paragraph">
      <style:text-properties fo:language="en" fo:country="US"/>
    </style:style>
    <style:style style:name="P43" style:parent-style-name="Normaali" style:family="paragraph">
      <style:text-properties fo:language="en" fo:country="US"/>
    </style:style>
    <style:style style:name="P44" style:parent-style-name="Normaali" style:family="paragraph">
      <style:text-properties fo:language="en" fo:country="US"/>
    </style:style>
    <style:style style:name="T45" style:parent-style-name="Kappaleenoletusfontti" style:family="text">
      <style:text-properties fo:language="en" fo:country="US"/>
    </style:style>
    <style:style style:name="P46" style:parent-style-name="Normaali" style:family="paragraph">
      <style:text-properties fo:language="en" fo:country="US"/>
    </style:style>
    <style:style style:name="P47" style:parent-style-name="Normaali" style:family="paragraph">
      <style:text-properties fo:language="en" fo:country="US"/>
    </style:style>
    <style:style style:name="P48" style:parent-style-name="Normaali" style:family="paragraph">
      <style:text-properties fo:language="en" fo:country="US"/>
    </style:style>
    <style:style style:name="P49" style:parent-style-name="Normaali" style:family="paragraph">
      <style:text-properties fo:language="en" fo:country="US"/>
    </style:style>
    <style:style style:name="P50" style:parent-style-name="Normaali" style:family="paragraph">
      <style:text-properties fo:language="en" fo:country="US"/>
    </style:style>
    <style:style style:name="P51" style:parent-style-name="Normaali" style:family="paragraph">
      <style:text-properties fo:language="en" fo:country="US"/>
    </style:style>
    <style:style style:name="P52" style:parent-style-name="Normaali" style:family="paragraph">
      <style:text-properties fo:language="en" fo:country="US"/>
    </style:style>
    <style:style style:name="P53" style:parent-style-name="Normaali" style:family="paragraph">
      <style:text-properties fo:language="en" fo:country="US"/>
    </style:style>
    <style:style style:name="P54" style:parent-style-name="Normaali" style:family="paragraph">
      <style:text-properties fo:language="en" fo:country="US"/>
    </style:style>
    <style:style style:name="P55" style:parent-style-name="Normaali" style:family="paragraph">
      <style:text-properties fo:language="en" fo:country="US"/>
    </style:style>
    <style:style style:name="P56" style:parent-style-name="Normaali" style:family="paragraph">
      <style:text-properties fo:language="en" fo:country="US"/>
    </style:style>
    <style:style style:name="P57" style:parent-style-name="Normaali" style:family="paragraph">
      <style:text-properties fo:language="en" fo:country="US"/>
    </style:style>
    <style:style style:name="T58" style:parent-style-name="Kappaleenoletusfontti" style:family="text">
      <style:text-properties fo:language="en" fo:country="US"/>
    </style:style>
    <style:style style:name="T59" style:parent-style-name="Kappaleenoletusfontti" style:family="text">
      <style:text-properties fo:language="en" fo:country="US"/>
    </style:style>
    <style:style style:name="P60" style:parent-style-name="Normaali" style:family="paragraph">
      <style:text-properties fo:language="en" fo:country="US"/>
    </style:style>
    <style:style style:name="P61" style:parent-style-name="Normaali" style:family="paragraph">
      <style:text-properties fo:language="en" fo:country="US"/>
    </style:style>
    <style:style style:name="P62" style:parent-style-name="Normaali" style:family="paragraph">
      <style:text-properties fo:language="en" fo:country="US"/>
    </style:style>
    <style:style style:name="T63" style:parent-style-name="Kappaleenoletusfontti" style:family="text">
      <style:text-properties fo:language="en" fo:country="US"/>
    </style:style>
    <style:style style:name="T64" style:parent-style-name="Kappaleenoletusfontti" style:family="text">
      <style:text-properties fo:language="en" fo:country="US"/>
    </style:style>
    <style:style style:name="P65" style:parent-style-name="Normaali" style:family="paragraph">
      <style:text-properties fo:language="en" fo:country="US"/>
    </style:style>
    <style:style style:name="P66" style:parent-style-name="Normaali" style:family="paragraph">
      <style:text-properties fo:language="en" fo:country="US"/>
    </style:style>
    <style:style style:name="P67" style:parent-style-name="Normaali" style:family="paragraph">
      <style:text-properties fo:language="en" fo:country="US"/>
    </style:style>
    <style:style style:name="P68" style:parent-style-name="Normaali" style:family="paragraph">
      <style:text-properties fo:language="en" fo:country="US"/>
    </style:style>
    <style:style style:name="P69" style:parent-style-name="Normaali" style:family="paragraph">
      <style:text-properties fo:language="en" fo:country="US"/>
    </style:style>
    <style:style style:name="P70" style:parent-style-name="Normaali" style:family="paragraph">
      <style:text-properties fo:language="en" fo:country="US"/>
    </style:style>
    <style:style style:name="P71" style:parent-style-name="Normaali" style:family="paragraph">
      <style:text-properties fo:language="en" fo:country="US"/>
    </style:style>
    <style:style style:name="P72" style:parent-style-name="Normaali" style:family="paragraph">
      <style:text-properties fo:language="en" fo:country="US"/>
    </style:style>
    <style:style style:name="P73" style:parent-style-name="Normaali" style:family="paragraph">
      <style:text-properties fo:language="en" fo:country="US"/>
    </style:style>
    <style:style style:name="P74" style:parent-style-name="Normaali" style:family="paragraph">
      <style:text-properties fo:language="en" fo:country="US"/>
    </style:style>
    <style:style style:name="P75" style:parent-style-name="Normaali" style:family="paragraph">
      <style:text-properties fo:language="en" fo:country="US"/>
    </style:style>
    <style:style style:name="P76" style:parent-style-name="Normaali" style:family="paragraph">
      <style:text-properties fo:language="en" fo:country="US"/>
    </style:style>
    <style:style style:name="P77" style:parent-style-name="Normaali" style:family="paragraph">
      <style:text-properties fo:language="en" fo:country="US"/>
    </style:style>
    <style:style style:name="P78" style:parent-style-name="Normaali" style:family="paragraph">
      <style:text-properties fo:language="en" fo:country="US"/>
    </style:style>
    <style:style style:name="P79" style:parent-style-name="Normaali" style:family="paragraph">
      <style:text-properties fo:language="en" fo:country="US"/>
    </style:style>
    <style:style style:name="P80" style:parent-style-name="Normaali" style:family="paragraph">
      <style:text-properties fo:language="en" fo:country="US"/>
    </style:style>
    <style:style style:name="P81" style:parent-style-name="Normaali" style:family="paragraph">
      <style:text-properties fo:language="en" fo:country="US"/>
    </style:style>
    <style:style style:name="P82" style:parent-style-name="Normaali" style:family="paragraph">
      <style:text-properties fo:language="en" fo:country="US"/>
    </style:style>
    <style:style style:name="P83" style:parent-style-name="Normaali" style:family="paragraph">
      <style:text-properties fo:language="en" fo:country="US"/>
    </style:style>
    <style:style style:name="P84" style:parent-style-name="Normaali" style:family="paragraph">
      <style:text-properties fo:language="en" fo:country="US"/>
    </style:style>
    <style:style style:name="P85" style:parent-style-name="Normaali" style:family="paragraph">
      <style:text-properties fo:language="en" fo:country="US"/>
    </style:style>
    <style:style style:name="P86" style:parent-style-name="Normaali" style:family="paragraph">
      <style:text-properties fo:language="en" fo:country="US"/>
    </style:style>
    <style:style style:name="P87" style:parent-style-name="Normaali" style:family="paragraph">
      <style:text-properties fo:language="en" fo:country="US"/>
    </style:style>
    <style:style style:name="P88" style:parent-style-name="Normaali" style:family="paragraph">
      <style:text-properties fo:language="en" fo:country="US"/>
    </style:style>
    <style:style style:name="P89" style:parent-style-name="Normaali" style:family="paragraph">
      <style:text-properties fo:language="en" fo:country="US"/>
    </style:style>
    <style:style style:name="P90" style:parent-style-name="Normaali" style:family="paragraph">
      <style:text-properties fo:language="en" fo:country="US"/>
    </style:style>
    <style:style style:name="P91" style:parent-style-name="Normaali" style:family="paragraph">
      <style:text-properties fo:language="en" fo:country="US"/>
    </style:style>
    <style:style style:name="P92" style:parent-style-name="Normaali" style:family="paragraph">
      <style:text-properties fo:language="en" fo:country="US"/>
    </style:style>
    <style:style style:name="P93" style:parent-style-name="Normaali" style:family="paragraph">
      <style:text-properties fo:language="en" fo:country="US"/>
    </style:style>
    <style:style style:name="P94" style:parent-style-name="Normaali" style:family="paragraph">
      <style:text-properties fo:language="en" fo:country="US"/>
    </style:style>
    <style:style style:name="P95" style:parent-style-name="Normaali" style:family="paragraph">
      <style:text-properties fo:language="en" fo:country="US"/>
    </style:style>
    <style:style style:name="P96" style:parent-style-name="Normaali" style:family="paragraph">
      <style:text-properties fo:language="en" fo:country="US"/>
    </style:style>
    <style:style style:name="P97" style:parent-style-name="Normaali" style:family="paragraph">
      <style:text-properties fo:language="en" fo:country="US"/>
    </style:style>
    <style:style style:name="P98" style:parent-style-name="Normaali" style:family="paragraph">
      <style:text-properties fo:language="en" fo:country="US"/>
    </style:style>
    <style:style style:name="T99" style:parent-style-name="Kappaleenoletusfontti" style:family="text">
      <style:text-properties fo:language="en" fo:country="US"/>
    </style:style>
    <style:style style:name="T100" style:parent-style-name="Kappaleenoletusfontti" style:family="text">
      <style:text-properties fo:language="en" fo:country="US"/>
    </style:style>
    <style:style style:name="T101" style:parent-style-name="Kappaleenoletusfontti" style:family="text">
      <style:text-properties fo:language="en" fo:country="US"/>
    </style:style>
    <style:style style:name="P102" style:parent-style-name="Normaali" style:family="paragraph">
      <style:text-properties fo:language="en" fo:country="US"/>
    </style:style>
    <style:style style:name="P103" style:parent-style-name="Normaali" style:family="paragraph">
      <style:text-properties fo:language="en" fo:country="US"/>
    </style:style>
    <style:style style:name="P104" style:parent-style-name="Normaali" style:family="paragraph">
      <style:text-properties fo:language="en" fo:country="US"/>
    </style:style>
    <style:style style:name="P105" style:parent-style-name="Normaali" style:family="paragraph">
      <style:text-properties fo:language="en" fo:country="US"/>
    </style:style>
    <style:style style:name="P106" style:parent-style-name="Normaali" style:family="paragraph">
      <style:text-properties fo:language="en" fo:country="US"/>
    </style:style>
    <style:style style:name="P107" style:parent-style-name="Normaali" style:family="paragraph">
      <style:text-properties fo:language="en" fo:country="US"/>
    </style:style>
    <style:style style:name="P108" style:parent-style-name="Normaali" style:family="paragraph">
      <style:text-properties fo:language="en" fo:country="US"/>
    </style:style>
    <style:style style:name="P109" style:parent-style-name="Normaali" style:family="paragraph">
      <style:text-properties fo:language="en" fo:country="US"/>
    </style:style>
    <style:style style:name="P110" style:parent-style-name="Normaali" style:family="paragraph">
      <style:text-properties fo:language="en" fo:country="US"/>
    </style:style>
    <style:style style:name="P111" style:parent-style-name="Normaali" style:family="paragraph">
      <style:text-properties fo:language="en" fo:country="US"/>
    </style:style>
    <style:style style:name="P112" style:parent-style-name="Normaali" style:family="paragraph">
      <style:text-properties fo:language="en" fo:country="US"/>
    </style:style>
    <style:style style:name="P113" style:parent-style-name="Normaali" style:family="paragraph">
      <style:text-properties fo:language="en" fo:country="US"/>
    </style:style>
    <style:style style:name="P114" style:parent-style-name="Normaali" style:family="paragraph">
      <style:text-properties fo:language="en" fo:country="US"/>
    </style:style>
    <style:style style:name="P115" style:parent-style-name="Normaali" style:family="paragraph">
      <style:text-properties fo:language="en" fo:country="US"/>
    </style:style>
    <style:style style:name="P116" style:parent-style-name="Normaali" style:family="paragraph">
      <style:text-properties fo:language="en" fo:country="US"/>
    </style:style>
    <style:style style:name="P117" style:parent-style-name="Normaali" style:family="paragraph">
      <style:text-properties fo:language="en" fo:country="US"/>
    </style:style>
    <style:style style:name="P118" style:parent-style-name="Normaali" style:family="paragraph">
      <style:text-properties fo:language="en" fo:country="US"/>
    </style:style>
    <style:style style:name="P119" style:parent-style-name="Normaali" style:family="paragraph">
      <style:text-properties fo:language="en" fo:country="US"/>
    </style:style>
    <style:style style:name="P120" style:parent-style-name="Normaali" style:family="paragraph">
      <style:text-properties fo:language="en" fo:country="US"/>
    </style:style>
    <style:style style:name="P121" style:parent-style-name="Normaali" style:family="paragraph">
      <style:text-properties fo:language="en" fo:country="US"/>
    </style:style>
    <style:style style:name="P122" style:parent-style-name="Normaali" style:family="paragraph">
      <style:text-properties fo:language="en" fo:country="US"/>
    </style:style>
    <style:style style:name="P123" style:parent-style-name="Normaali" style:family="paragraph">
      <style:text-properties fo:language="en" fo:country="US"/>
    </style:style>
    <style:style style:name="P124" style:parent-style-name="Normaali" style:family="paragraph">
      <style:text-properties fo:language="en" fo:country="US"/>
    </style:style>
    <style:style style:name="P125" style:parent-style-name="Normaali" style:family="paragraph">
      <style:text-properties fo:language="en" fo:country="US"/>
    </style:style>
    <style:style style:name="P126" style:parent-style-name="Normaali" style:family="paragraph">
      <style:text-properties fo:language="en" fo:country="US"/>
    </style:style>
    <style:style style:name="P127" style:parent-style-name="Normaali" style:family="paragraph">
      <style:text-properties fo:language="en" fo:country="US"/>
    </style:style>
    <style:style style:name="P128" style:parent-style-name="Normaali" style:family="paragraph">
      <style:text-properties fo:language="en" fo:country="US"/>
    </style:style>
    <style:style style:name="P129" style:parent-style-name="Normaali" style:family="paragraph">
      <style:text-properties fo:language="en" fo:country="US"/>
    </style:style>
    <style:style style:name="P130" style:parent-style-name="Normaali" style:family="paragraph">
      <style:text-properties fo:language="en" fo:country="US"/>
    </style:style>
    <style:style style:name="P131" style:parent-style-name="Normaali" style:family="paragraph">
      <style:text-properties fo:language="en" fo:country="US"/>
    </style:style>
    <style:style style:name="P132" style:parent-style-name="Normaali" style:family="paragraph">
      <style:text-properties fo:language="en" fo:country="US"/>
    </style:style>
    <style:style style:name="P133" style:parent-style-name="Normaali" style:family="paragraph">
      <style:text-properties fo:language="en" fo:country="US"/>
    </style:style>
    <style:style style:name="P134" style:parent-style-name="Normaali" style:family="paragraph">
      <style:text-properties fo:language="en" fo:country="US"/>
    </style:style>
    <style:style style:name="P135" style:parent-style-name="Normaali" style:family="paragraph">
      <style:text-properties fo:language="en" fo:country="US"/>
    </style:style>
    <style:style style:name="P136" style:parent-style-name="Normaali" style:family="paragraph">
      <style:text-properties fo:language="en" fo:country="US"/>
    </style:style>
    <style:style style:name="T137" style:parent-style-name="Kappaleenoletusfontti" style:family="text">
      <style:text-properties fo:language="en" fo:country="US"/>
    </style:style>
    <style:style style:name="T138" style:parent-style-name="Kappaleenoletusfontti" style:family="text">
      <style:text-properties fo:language="en" fo:country="US"/>
    </style:style>
    <style:style style:name="P139" style:parent-style-name="Normaali" style:family="paragraph">
      <style:text-properties fo:language="en" fo:country="US"/>
    </style:style>
    <style:style style:name="P140" style:parent-style-name="Normaali" style:family="paragraph">
      <style:text-properties fo:language="en" fo:country="US"/>
    </style:style>
    <style:style style:name="P141" style:parent-style-name="Normaali" style:family="paragraph">
      <style:text-properties fo:language="en" fo:country="US"/>
    </style:style>
    <style:style style:name="P142" style:parent-style-name="Normaali" style:family="paragraph">
      <style:text-properties fo:language="en" fo:country="US"/>
    </style:style>
    <style:style style:name="P143" style:parent-style-name="Normaali" style:family="paragraph">
      <style:text-properties fo:language="en" fo:country="US"/>
    </style:style>
    <style:style style:name="P144" style:parent-style-name="Normaali" style:family="paragraph">
      <style:text-properties fo:language="en" fo:country="US"/>
    </style:style>
    <style:style style:name="P145" style:parent-style-name="Normaali" style:family="paragraph">
      <style:text-properties fo:language="en" fo:country="US"/>
    </style:style>
    <style:style style:name="P146" style:parent-style-name="Normaali" style:family="paragraph">
      <style:text-properties fo:language="en" fo:country="US"/>
    </style:style>
    <style:style style:name="P147" style:parent-style-name="Normaali" style:family="paragraph">
      <style:text-properties fo:language="en" fo:country="US"/>
    </style:style>
    <style:style style:name="P148" style:parent-style-name="Normaali" style:family="paragraph">
      <style:text-properties fo:language="en" fo:country="US"/>
    </style:style>
    <style:style style:name="P149" style:parent-style-name="Normaali" style:family="paragraph">
      <style:text-properties fo:language="en" fo:country="US"/>
    </style:style>
    <style:style style:name="P150" style:parent-style-name="Normaali" style:family="paragraph">
      <style:text-properties fo:language="en" fo:country="US"/>
    </style:style>
    <style:style style:name="P151" style:parent-style-name="Normaali" style:family="paragraph">
      <style:text-properties fo:language="en" fo:country="US"/>
    </style:style>
    <style:style style:name="P152" style:parent-style-name="Normaali" style:family="paragraph">
      <style:text-properties fo:language="en" fo:country="US"/>
    </style:style>
    <style:style style:name="P153" style:parent-style-name="Normaali" style:family="paragraph">
      <style:text-properties fo:language="en" fo:country="US"/>
    </style:style>
    <style:style style:name="P154" style:parent-style-name="Normaali" style:family="paragraph">
      <style:text-properties fo:language="en" fo:country="US"/>
    </style:style>
    <style:style style:name="T155" style:parent-style-name="Kappaleenoletusfontti" style:family="text">
      <style:text-properties fo:language="en" fo:country="US"/>
    </style:style>
    <style:style style:name="P156" style:parent-style-name="Normaali" style:family="paragraph">
      <style:text-properties fo:language="en" fo:country="US"/>
    </style:style>
    <style:style style:name="P157" style:parent-style-name="Normaali" style:family="paragraph">
      <style:text-properties fo:language="en" fo:country="US"/>
    </style:style>
    <style:style style:name="P158" style:parent-style-name="Normaali" style:family="paragraph">
      <style:text-properties fo:language="en" fo:country="US"/>
    </style:style>
    <style:style style:name="P159" style:parent-style-name="Normaali" style:family="paragraph">
      <style:text-properties fo:language="en" fo:country="US"/>
    </style:style>
    <style:style style:name="P160" style:parent-style-name="Normaali" style:family="paragraph">
      <style:text-properties fo:language="en" fo:country="US"/>
    </style:style>
    <style:style style:name="T161" style:parent-style-name="Kappaleenoletusfontti" style:family="text">
      <style:text-properties fo:language="en" fo:country="US"/>
    </style:style>
  </office:automatic-styles>
  <office:body>
    <office:text text:use-soft-page-breaks="true">
      <text:p text:style-name="P1">&lt;!DOCTYPE html&gt;</text:p>
      <text:p text:style-name="P2">&lt;html lang="ru"&gt;</text:p>
      <text:p text:style-name="P3">&lt;head&gt;</text:p>
      <text:p text:style-name="P4">&lt;meta charset="UTF-8"&gt;</text:p>
      <text:p text:style-name="P5">&lt;meta name="viewport" content="width=device-width, initial-scale=1.0"&gt;</text:p>
      <text:p text:style-name="P6">&lt;title&gt;Karaoke Player&lt;/title&gt;</text:p>
      <text:p text:style-name="P7">&lt;style&gt;</text:p>
      <text:p text:style-name="P8"><text:s text:c="2"/>body, html {</text:p>
      <text:p text:style-name="P9"><text:s text:c="4"/>margin: 0;</text:p>
      <text:p text:style-name="P10"><text:s text:c="4"/>padding: 0;</text:p>
      <text:p text:style-name="P11"><text:s text:c="4"/>height: 100%;</text:p>
      <text:p text:style-name="P12"><text:s text:c="4"/>overflow: hidden;</text:p>
      <text:p text:style-name="P13"><text:s text:c="4"/>background-size: cover;</text:p>
      <text:p text:style-name="P14"><text:s text:c="4"/>background-position: center;</text:p>
      <text:p text:style-name="P15"><text:s text:c="4"/>font-family: Arial, sans-serif;</text:p>
      <text:p text:style-name="P16"><text:s text:c="4"/>color: #fff;</text:p>
      <text:p text:style-name="P17"><text:s text:c="4"/>transition: background-image 1s ease-in-out;</text:p>
      <text:p text:style-name="P18"><text:s text:c="2"/>}</text:p>
      <text:p text:style-name="P19"><text:s text:c="2"/>#lyrics {</text:p>
      <text:p text:style-name="P20"><text:s text:c="4"/>position: absolute;</text:p>
      <text:p text:style-name="P21"><text:s text:c="4"/>bottom: 5%;</text:p>
      <text:p text:style-name="P22"><text:s text:c="4"/>width: 100%;</text:p>
      <text:p text:style-name="P23"><text:s text:c="4"/>text-align: center;</text:p>
      <text:p text:style-name="P24"><text:s text:c="4"/>font-size: 2em;</text:p>
      <text:p text:style-name="P25"><text:s text:c="4"/>line-height: 1.5em;</text:p>
      <text:p text:style-name="P26"><text:s text:c="4"/>text-shadow: 2px 2px 5px rgba(0,0,0,0.7);</text:p>
      <text:p text:style-name="P27"><text:s text:c="2"/>}</text:p>
      <text:p text:style-name="P28"><text:s text:c="2"/>.highlight {</text:p>
      <text:soft-page-break/>
      <text:p text:style-name="P29"><text:s text:c="4"/>color: #ffd700;</text:p>
      <text:p text:style-name="P30"><text:s text:c="4"/>font-weight: bold;</text:p>
      <text:p text:style-name="P31"><text:s text:c="2"/>}</text:p>
      <text:p text:style-name="P32"><text:s text:c="2"/>audio {</text:p>
      <text:p text:style-name="P33"><text:s text:c="4"/>display: none;</text:p>
      <text:p text:style-name="P34"><text:s text:c="2"/>}</text:p>
      <text:p text:style-name="P35">&lt;/style&gt;</text:p>
      <text:p text:style-name="P36">&lt;/head&gt;</text:p>
      <text:p text:style-name="P37">&lt;body id="body"&gt;</text:p>
      <text:p text:style-name="P38"/>
      <text:p text:style-name="P39">&lt;div id="lyrics"&gt;&lt;/div&gt;</text:p>
      <text:p text:style-name="P40"/>
      <text:p text:style-name="P41">&lt;audio id="player" autoplay&gt;&lt;/audio&gt;</text:p>
      <text:p text:style-name="P42"/>
      <text:p text:style-name="P43">&lt;script&gt;</text:p>
      <text:p text:style-name="P44"><text:s text:c="2"/>// ----------------------</text:p>
      <text:p text:style-name="Normaali"><text:span text:style-name="T45"><text:s text:c="2"/>//<text:s/></text:span>Треки</text:p>
      <text:p text:style-name="P46"><text:s text:c="2"/>// ----------------------</text:p>
      <text:p text:style-name="P47"><text:s text:c="2"/>const tracks = [</text:p>
      <text:p text:style-name="P48"><text:s text:c="4"/>"https://docs.google.com/uc?export=download&amp;id=1KaBhPrXowMt8LtD_3gkHd_bZL_s4L2UQ", // Track 1</text:p>
      <text:p text:style-name="P49"><text:s text:c="4"/>"https://docs.google.com/uc?export=download&amp;id=1XH9LCvcDCOk6zQSKOu9gk-IgkTb4A9NQ", // Track 2</text:p>
      <text:p text:style-name="P50"><text:s text:c="4"/>"https://docs.google.com/uc?export=download&amp;id=1y-uBkJNsxwfsgDSX64PHxWcytK5piwWO", // Track 3</text:p>
      <text:p text:style-name="P51"><text:s text:c="4"/>"https://docs.google.com/uc?export=download&amp;id=1HOlDVswtTGW4rLuxdXYKO07WLhdKOJ3H", // Track 4</text:p>
      <text:soft-page-break/>
      <text:p text:style-name="P52"><text:s text:c="4"/>"https://docs.google.com/uc?export=download&amp;id=15oqBAH2Cy1zJeJ21tH9sph-KC0nxcRI6", // Track 5</text:p>
      <text:p text:style-name="P53"><text:s text:c="4"/>"https://docs.google.com/uc?export=download&amp;id=1homo_pkWE347uiZrglbaqU-TRMjqkMWd", // Track 6</text:p>
      <text:p text:style-name="P54"><text:s text:c="4"/>"https://docs.google.com/uc?export=download&amp;id=1Jq79vUR-1bIgU3ye7wcK1IxClgyG61RJ" <text:s/>// Track 7</text:p>
      <text:p text:style-name="P55"><text:s text:c="2"/>];</text:p>
      <text:p text:style-name="P56"/>
      <text:p text:style-name="P57"><text:s text:c="2"/>// ----------------------</text:p>
      <text:p text:style-name="Normaali"><text:span text:style-name="T58"><text:s text:c="2"/>//<text:s/></text:span>Тексты<text:span text:style-name="T59"><text:s/></text:span>треков</text:p>
      <text:p text:style-name="P60"><text:s text:c="2"/>// ----------------------</text:p>
      <text:p text:style-name="P61"><text:s text:c="2"/>const lyricsData = [];</text:p>
      <text:p text:style-name="P62"/>
      <text:p text:style-name="Normaali"><text:span text:style-name="T63"><text:s text:c="2"/>//<text:s/></text:span>Пример<text:span text:style-name="T64"><text:s/>Track 3</text:span></text:p>
      <text:p text:style-name="P65"><text:s text:c="2"/>lyricsData[2] = [</text:p>
      <text:p text:style-name="P66"><text:s text:c="4"/>{time:0, text:"It’s stronger than me, and I just can’t speak out,"},</text:p>
      <text:p text:style-name="P67"><text:s text:c="4"/>{time:6, text:"So I’m writing it down, clearing all of my doubt."},</text:p>
      <text:p text:style-name="P68"><text:s text:c="4"/>{time:12, text:"I’m putting it here, in this song, in this line,"},</text:p>
      <text:p text:style-name="P69"><text:s text:c="4"/>{time:18, text:"Maybe you’ll hear it, and you’ll still be mine."},</text:p>
      <text:p text:style-name="P70"><text:s text:c="4"/>{time:24, text:"I’m not made of iron, I’m not made of stone,"},</text:p>
      <text:p text:style-name="P71"><text:s text:c="4"/>{time:30, text:"But something holds back when I’m here all alone."},</text:p>
      <text:p text:style-name="P72"><text:s text:c="4"/>{time:36, text:"I’m trying to tell you, but I lose my way,"},</text:p>
      <text:p text:style-name="P73"><text:s text:c="4"/>{time:42, text:"These are the words that I’m dying to say."},</text:p>
      <text:p text:style-name="P74"><text:s text:c="4"/>{time:48, text:"I love you the same, yeah, just like before,"},</text:p>
      <text:p text:style-name="P75"><text:s text:c="4"/>{time:54, text:"You’re the one that I need, and I’m longing for more."},</text:p>
      <text:p text:style-name="P76"><text:s text:c="4"/>{time:60, text:"Believe in this feeling, let it stay, let it stand,"},</text:p>
      <text:p text:style-name="P77"><text:s text:c="4"/>{time:66, text:"I’m loving you always, just take my hand."},</text:p>
      <text:p text:style-name="P78"><text:s text:c="4"/>{time:72, text:"I know that you’re waiting, I know that you need it,"},</text:p>
      <text:p text:style-name="P79"><text:s text:c="4"/>{time:78, text:"But the words won’t come out, no matter how I feel it."},</text:p>
      <text:soft-page-break/>
      <text:p text:style-name="P80"><text:s text:c="4"/>{time:84, text:"I can’t pull them out, no matter how I try,"},</text:p>
      <text:p text:style-name="P81"><text:s text:c="4"/>{time:90, text:"Believe me I’ve tried, Lord, believe me I’ve tried."},</text:p>
      <text:p text:style-name="P82"><text:s text:c="4"/>{time:96, text:"It’s stronger than me, and I’ve lost all the words,"},</text:p>
      <text:p text:style-name="P83"><text:s text:c="4"/>{time:102, text:"So I’m writing it down, to be finally heard."},</text:p>
      <text:p text:style-name="P84"><text:s text:c="4"/>{time:108, text:"Maybe you’ll listen, and maybe we’ll stay,"},</text:p>
      <text:p text:style-name="P85"><text:s text:c="4"/>{time:114, text:"I’m breaking the silence, and finding my way."},</text:p>
      <text:p text:style-name="P86"><text:s text:c="4"/>{time:120, text:"I’m not made of iron, I’m not made of stone,"},</text:p>
      <text:p text:style-name="P87"><text:s text:c="4"/>{time:126, text:"I’m done with the fear of being alone."},</text:p>
      <text:p text:style-name="P88"><text:s text:c="4"/>{time:132, text:"I’m telling you now, like I did back then,"},</text:p>
      <text:p text:style-name="P89"><text:s text:c="4"/>{time:138, text:"I’m yours forever, again and again."},</text:p>
      <text:p text:style-name="P90"><text:s text:c="4"/>{time:144, text:"I love you the same, yeah, just like before,"},</text:p>
      <text:p text:style-name="P91"><text:s text:c="4"/>{time:150, text:"You’re the one that I need, and I’m longing for more."},</text:p>
      <text:p text:style-name="P92"><text:s text:c="4"/>{time:156, text:"Believe in this feeling, let it stay, let it stand,"},</text:p>
      <text:p text:style-name="P93"><text:s text:c="4"/>{time:162, text:"I’m loving you always, just take my hand."},</text:p>
      <text:p text:style-name="P94"><text:s text:c="4"/>{time:168, text:"Just take my hand..."},</text:p>
      <text:p text:style-name="P95"><text:s text:c="4"/>{time:174, text:"Just take my hand..."}</text:p>
      <text:p text:style-name="P96"><text:s text:c="2"/>];</text:p>
      <text:p text:style-name="P97"/>
      <text:p text:style-name="P98"><text:s text:c="2"/>// ----------------------</text:p>
      <text:p text:style-name="Normaali"><text:span text:style-name="T99"><text:s text:c="2"/>//<text:s/></text:span>Плеер<text:span text:style-name="T100"><text:s/></text:span>и<text:span text:style-name="T101"><text:s/></text:span>текст</text:p>
      <text:p text:style-name="P102"><text:s text:c="2"/>// ----------------------</text:p>
      <text:p text:style-name="P103"><text:s text:c="2"/>let currentTrack = 0;</text:p>
      <text:p text:style-name="P104"><text:s text:c="2"/>const player = document.getElementById("player");</text:p>
      <text:p text:style-name="P105"><text:s text:c="2"/>const lyricsDiv = document.getElementById("lyrics");</text:p>
      <text:p text:style-name="P106"/>
      <text:p text:style-name="P107"><text:s text:c="2"/>function playTrack(index) {</text:p>
      <text:p text:style-name="P108"><text:s text:c="4"/>player.src = tracks[index];</text:p>
      <text:p text:style-name="P109"><text:s text:c="4"/>player.play();</text:p>
      <text:soft-page-break/>
      <text:p text:style-name="P110"><text:s text:c="4"/>currentTrack = index;</text:p>
      <text:p text:style-name="P111"><text:s text:c="4"/>updateBackground();</text:p>
      <text:p text:style-name="P112"><text:s text:c="2"/>}</text:p>
      <text:p text:style-name="P113"/>
      <text:p text:style-name="P114"><text:s text:c="2"/>player.addEventListener("ended", () =&gt; {</text:p>
      <text:p text:style-name="P115"><text:s text:c="4"/>currentTrack = (currentTrack + 1) % tracks.length;</text:p>
      <text:p text:style-name="P116"><text:s text:c="4"/>playTrack(currentTrack);</text:p>
      <text:p text:style-name="P117"><text:s text:c="2"/>});</text:p>
      <text:p text:style-name="P118"/>
      <text:p text:style-name="P119"><text:s text:c="2"/>function updateLyrics() {</text:p>
      <text:p text:style-name="P120"><text:s text:c="4"/>const currentTime = player.currentTime;</text:p>
      <text:p text:style-name="P121"><text:s text:c="4"/>const currentLyrics = lyricsData[currentTrack] || [];</text:p>
      <text:p text:style-name="P122"><text:s text:c="4"/>let displayed = "";</text:p>
      <text:p text:style-name="P123"><text:s text:c="4"/>for (let i = 0; i &lt; currentLyrics.length; i++) {</text:p>
      <text:p text:style-name="P124"><text:s text:c="6"/>if (currentTime &gt;= currentLyrics[i].time) {</text:p>
      <text:p text:style-name="P125"><text:s text:c="8"/>displayed = currentLyrics[i].text;</text:p>
      <text:p text:style-name="P126"><text:s text:c="6"/>} else {</text:p>
      <text:p text:style-name="P127"><text:s text:c="8"/>break;</text:p>
      <text:p text:style-name="P128"><text:s text:c="6"/>}</text:p>
      <text:p text:style-name="P129"><text:s text:c="4"/>}</text:p>
      <text:p text:style-name="P130"><text:s text:c="4"/>lyricsDiv.innerHTML = displayed;</text:p>
      <text:p text:style-name="P131"><text:s text:c="4"/>requestAnimationFrame(updateLyrics);</text:p>
      <text:p text:style-name="P132"><text:s text:c="2"/>}</text:p>
      <text:p text:style-name="P133"/>
      <text:p text:style-name="P134"><text:s text:c="2"/>updateLyrics();</text:p>
      <text:p text:style-name="P135"/>
      <text:p text:style-name="P136"><text:s text:c="2"/>// ----------------------</text:p>
      <text:p text:style-name="Normaali"><text:span text:style-name="T137"><text:s text:c="2"/>//<text:s/></text:span>Фоны<text:span text:style-name="T138"><text:s/></text:span>треков</text:p>
      <text:soft-page-break/>
      <text:p text:style-name="P139"><text:s text:c="2"/>// ----------------------</text:p>
      <text:p text:style-name="P140"><text:s text:c="2"/>const backgrounds = [</text:p>
      <text:p text:style-name="P141"><text:s text:c="4"/>"https://docs.google.com/uc?export=download&amp;id=1wOP_x1FixSZEOtnZ6xJBynGZjk1LnuLB",<text:s/></text:p>
      <text:p text:style-name="P142"><text:s text:c="4"/>"https://docs.google.com/uc?export=download&amp;id=1wOP_x1FixSZEOtnZ6xJBynGZjk1LnuLB",</text:p>
      <text:p text:style-name="P143"><text:s text:c="4"/>"https://docs.google.com/uc?export=download&amp;id=1wOP_x1FixSZEOtnZ6xJBynGZjk1LnuLB",</text:p>
      <text:p text:style-name="P144"><text:s text:c="4"/>"https://docs.google.com/uc?export=download&amp;id=1wOP_x1FixSZEOtnZ6xJBynGZjk1LnuLB",</text:p>
      <text:p text:style-name="P145"><text:s text:c="4"/>"https://docs.google.com/uc?export=download&amp;id=1wOP_x1FixSZEOtnZ6xJBynGZjk1LnuLB",</text:p>
      <text:p text:style-name="P146"><text:s text:c="4"/>"https://docs.google.com/uc?export=download&amp;id=1wOP_x1FixSZEOtnZ6xJBynGZjk1LnuLB",</text:p>
      <text:p text:style-name="P147"><text:s text:c="4"/>"https://docs.google.com/uc?export=download&amp;id=1wOP_x1FixSZEOtnZ6xJBynGZjk1LnuLB"</text:p>
      <text:p text:style-name="P148"><text:s text:c="2"/>];</text:p>
      <text:p text:style-name="P149"/>
      <text:p text:style-name="P150"><text:s text:c="2"/>function updateBackground() {</text:p>
      <text:p text:style-name="P151"><text:s text:c="4"/>document.body.style.backgroundImage = `url('${backgrounds[currentTrack]}')`;</text:p>
      <text:p text:style-name="P152"><text:s text:c="2"/>}</text:p>
      <text:p text:style-name="P153"/>
      <text:p text:style-name="P154"><text:s text:c="2"/>// ----------------------</text:p>
      <text:p text:style-name="Normaali"><text:span text:style-name="T155"><text:s text:c="2"/>//<text:s/></text:span>Старт</text:p>
      <text:p text:style-name="P156"><text:s text:c="2"/>// ----------------------</text:p>
      <text:p text:style-name="P157"><text:s text:c="2"/>playTrack(0);</text:p>
      <text:p text:style-name="P158"/>
      <text:p text:style-name="P159">&lt;/script&gt;</text:p>
      <text:p text:style-name="P160">&lt;/body&gt;</text:p>
      <text:p text:style-name="Normaali"><text:span text:style-name="T161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Otsikko2" style:display-name="Otsikko 2" style:family="paragraph" style:parent-style-name="Normaali" style:next-style-name="Normaali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Otsikko3" style:display-name="Otsikko 3" style:family="paragraph" style:parent-style-name="Normaali" style:next-style-name="Normaali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Otsikko4" style:display-name="Otsikko 4" style:family="paragraph" style:parent-style-name="Normaali" style:next-style-name="Normaali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Otsikko5" style:display-name="Otsikko 5" style:family="paragraph" style:parent-style-name="Normaali" style:next-style-name="Normaali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Otsikko6" style:display-name="Otsikko 6" style:family="paragraph" style:parent-style-name="Normaali" style:next-style-name="Normaali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tsikko7" style:display-name="Otsikko 7" style:family="paragraph" style:parent-style-name="Normaali" style:next-style-name="Normaali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tsikko8" style:display-name="Otsikko 8" style:family="paragraph" style:parent-style-name="Normaali" style:next-style-name="Normaali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tsikko9" style:display-name="Otsikko 9" style:family="paragraph" style:parent-style-name="Normaali" style:next-style-name="Normaali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tsikko2Char" style:display-name="Otsikko 2 Char" style:family="text" style:parent-style-name="Kappaleenoletusfontt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tsikko3Char" style:display-name="Otsikko 3 Char" style:family="text" style:parent-style-name="Kappaleenoletusfontti">
      <style:text-properties style:font-name-asian="Times New Roman" style:font-name-complex="Times New Roman" fo:color="#0F4761" fo:font-size="14pt" style:font-size-asian="14pt" style:font-size-complex="14pt"/>
    </style:style>
    <style:style style:name="Otsikko4Char" style:display-name="Otsikko 4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0F4761"/>
    </style:style>
    <style:style style:name="Otsikko5Char" style:display-name="Otsikko 5 Char" style:family="text" style:parent-style-name="Kappaleenoletusfontti">
      <style:text-properties style:font-name-asian="Times New Roman" style:font-name-complex="Times New Roman" fo:color="#0F4761"/>
    </style:style>
    <style:style style:name="Otsikko6Char" style:display-name="Otsikko 6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595959"/>
    </style:style>
    <style:style style:name="Otsikko7Char" style:display-name="Otsikko 7 Char" style:family="text" style:parent-style-name="Kappaleenoletusfontti">
      <style:text-properties style:font-name-asian="Times New Roman" style:font-name-complex="Times New Roman" fo:color="#595959"/>
    </style:style>
    <style:style style:name="Otsikko8Char" style:display-name="Otsikko 8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272727"/>
    </style:style>
    <style:style style:name="Otsikko9Char" style:display-name="Otsikko 9 Char" style:family="text" style:parent-style-name="Kappaleenoletusfontti">
      <style:text-properties style:font-name-asian="Times New Roman" style:font-name-complex="Times New Roman" fo:color="#272727"/>
    </style:style>
    <style:style style:name="Otsikko" style:display-name="Otsikko" style:family="paragraph" style:parent-style-name="Normaali" style:next-style-name="Normaali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OtsikkoChar" style:display-name="Otsikko Char" style:family="text" style:parent-style-name="Kappaleenoletusfontt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aotsikko" style:display-name="Alaotsikko" style:family="paragraph" style:parent-style-name="Normaali" style:next-style-name="Normaali">
      <style:text-properties style:font-name-asian="Times New Roman" fo:color="#595959" fo:letter-spacing="0.0104in" fo:font-size="14pt" style:font-size-asian="14pt" style:font-size-complex="14pt" fo:hyphenate="false"/>
    </style:style>
    <style:style style:name="AlaotsikkoChar" style:display-name="Alaotsikko Char" style:family="text" style:parent-style-name="Kappaleenoletusfontt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Lainaus" style:display-name="Lainaus" style:family="paragraph" style:parent-style-name="Normaali" style:next-style-name="Normaali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ainausChar" style:display-name="Lainaus Char" style:family="text" style:parent-style-name="Kappaleenoletusfontti">
      <style:text-properties fo:font-style="italic" style:font-style-asian="italic" style:font-style-complex="italic" fo:color="#404040"/>
    </style:style>
    <style:style style:name="Luettelokappale" style:display-name="Luettelokappale" style:family="paragraph" style:parent-style-name="Normaali">
      <style:paragraph-properties style:contextual-spacing="true" fo:margin-left="0.5in">
        <style:tab-stops/>
      </style:paragraph-properties>
      <style:text-properties fo:hyphenate="false"/>
    </style:style>
    <style:style style:name="Voimakaskorostus" style:display-name="Voimakas korostus" style:family="text" style:parent-style-name="Kappaleenoletusfontti">
      <style:text-properties fo:font-style="italic" style:font-style-asian="italic" style:font-style-complex="italic" fo:color="#0F4761"/>
    </style:style>
    <style:style style:name="Erottuvalainaus" style:display-name="Erottuva lainaus" style:family="paragraph" style:parent-style-name="Normaali" style:next-style-name="Normaali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ErottuvalainausChar" style:display-name="Erottuva lainaus Char" style:family="text" style:parent-style-name="Kappaleenoletusfontti">
      <style:text-properties fo:font-style="italic" style:font-style-asian="italic" style:font-style-complex="italic" fo:color="#0F4761"/>
    </style:style>
    <style:style style:name="Erottuvaviittaus" style:display-name="Erottuva viittaus" style:family="text" style:parent-style-name="Kappaleenoletusfontti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lachevitch Kirill</meta:initial-creator>
    <dc:creator>Malachevitch Kirill</dc:creator>
    <meta:creation-date>2026-04-03T10:50:00Z</meta:creation-date>
    <dc:date>2026-04-03T10:50:00Z</dc:date>
    <meta:template xlink:href="Normal" xlink:type="simple"/>
    <meta:editing-cycles>2</meta:editing-cycles>
    <meta:editing-duration>PT120S</meta:editing-duration>
    <meta:document-statistic meta:page-count="6" meta:paragraph-count="11" meta:word-count="622" meta:character-count="5651" meta:row-count="42" meta:non-whitespace-character-count="5040"/>
  </office:meta>
</office:document-meta>
</file>